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ítulos</text:p>
          </table:table-cell>
          <table:table-cell office:value-type="string" calcext:value-type="string">
            <text:p>Retorno/Ano</text:p>
          </table:table-cell>
          <table:table-cell office:value-type="string" calcext:value-type="string">
            <text:p>Anos para Vencimento</text:p>
          </table:table-cell>
          <table:table-cell office:value-type="string" calcext:value-type="string">
            <text:p>Risc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87" calcext:value-type="float">
            <text:p>0,0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95" calcext:value-type="float">
            <text:p>0,0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2" calcext:value-type="float">
            <text:p>0,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135" calcext:value-type="float">
            <text:p>0,1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11" calcext:value-type="float">
            <text:p>0,2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165" calcext:value-type="float">
            <text:p>0,16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78" calcext:value-type="float">
            <text:p>0,07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151" calcext:value-type="float">
            <text:p>0,1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99" calcext:value-type="float">
            <text:p>0,09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11:01:56.982000000</meta:creation-date>
    <dc:date>2021-04-07T11:11:13.354000000</dc:date>
    <meta:editing-duration>PT9M17S</meta:editing-duration>
    <meta:editing-cycles>2</meta:editing-cycles>
    <meta:generator>LibreOffice/7.1.0.3$Windows_X86_64 LibreOffice_project/f6099ecf3d29644b5008cc8f48f42f4a40986e4c</meta:generator>
    <meta:document-statistic meta:table-count="1" meta:cell-count="44" meta:object-count="0"/>
  </office:meta>
</office:document-meta>
</file>